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01e7f6c" officeooo:paragraph-rsid="003dbd2c"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erif" fo:font-size="12pt" officeooo:rsid="0018027c" officeooo:paragraph-rsid="0018027c"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988b9" officeooo:paragraph-rsid="001988b9"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988b9" officeooo:paragraph-rsid="001f0733"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07af50" officeooo:paragraph-rsid="003a0383"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07af50" officeooo:paragraph-rsid="003b54db"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090f92" officeooo:paragraph-rsid="003b54db"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091596" officeooo:paragraph-rsid="003b54db"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1f0733" officeooo:paragraph-rsid="001f0733"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befd9" officeooo:paragraph-rsid="002befd9"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1b6576" officeooo:paragraph-rsid="003797b8"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1b6576" officeooo:paragraph-rsid="001b6576"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paragraph-rsid="0031a59a"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paragraph-rsid="0034a444"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paragraph-rsid="001b6576"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paragraph-rsid="00336f42"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439cbd" officeooo:paragraph-rsid="00439cbd" style:font-size-asian="12pt" style:font-size-complex="12pt"/>
    </style:style>
    <style:style style:name="P18" style:family="paragraph" style:parent-style-name="Standard">
      <style:paragraph-properties fo:text-align="justify" style:justify-single-word="false"/>
      <style:text-properties style:font-name="Liberation Serif" fo:font-size="12pt" fo:font-weight="bold" officeooo:rsid="001e7f6c" officeooo:paragraph-rsid="003dbd2c" style:font-size-asian="12pt" style:font-weight-asian="bold" style:font-size-complex="12pt" style:font-weight-complex="bold"/>
    </style:style>
    <style:style style:name="P19" style:family="paragraph" style:parent-style-name="Standard">
      <style:paragraph-properties fo:margin-left="1.5in" fo:margin-right="0in" fo:text-align="justify" style:justify-single-word="false" fo:text-indent="0in" style:auto-text-indent="false"/>
      <style:text-properties style:font-name="Liberation Serif" fo:font-size="12pt" officeooo:rsid="001b6576" officeooo:paragraph-rsid="0031a59a" style:font-size-asian="12pt" style:font-size-complex="12pt"/>
    </style:style>
    <style:style style:name="P20" style:family="paragraph" style:parent-style-name="Standard">
      <style:paragraph-properties fo:margin-left="1.5in" fo:margin-right="0in" fo:text-align="justify" style:justify-single-word="false" fo:text-indent="0in" style:auto-text-indent="false"/>
      <style:text-properties style:font-name="Liberation Serif" fo:font-size="12pt" officeooo:paragraph-rsid="0031a59a" style:font-size-asian="12pt" style:font-size-complex="12pt"/>
    </style:style>
    <style:style style:name="P21" style:family="paragraph" style:parent-style-name="Standard">
      <style:paragraph-properties fo:margin-left="1in" fo:margin-right="0in" fo:text-align="justify" style:justify-single-word="false" fo:text-indent="0in" style:auto-text-indent="false"/>
      <style:text-properties style:font-name="Liberation Serif" fo:font-size="12pt" officeooo:paragraph-rsid="0031a59a" style:font-size-asian="12pt" style:font-size-complex="12pt"/>
    </style:style>
    <style:style style:name="P22" style:family="paragraph" style:parent-style-name="Standard">
      <loext:graphic-properties draw:fill="solid" draw:fill-color="#ffffff" draw:opacity="100%"/>
      <style:paragraph-properties fo:margin-top="0in" fo:margin-bottom="0.1965in" loext:contextual-spacing="false" fo:text-align="justify" style:justify-single-word="false" fo:background-color="#ffffff" fo:padding="0in" fo:border="none"/>
      <style:text-properties fo:color="#000000" style:font-name="Liberation Serif" fo:font-size="12pt" officeooo:rsid="001988b9" officeooo:paragraph-rsid="003b54db" style:font-size-asian="12pt" style:font-size-complex="12pt"/>
    </style:style>
    <style:style style:name="P23"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fo:padding="0in" fo:border="none"/>
      <style:text-properties fo:color="#000000" style:font-name="Liberation Serif" fo:font-size="12pt" officeooo:paragraph-rsid="003b54db" style:font-size-asian="12pt" style:font-size-complex="12pt"/>
    </style:style>
    <style:style style:name="P24" style:family="paragraph" style:parent-style-name="Preformatted_20_Text">
      <style:paragraph-properties fo:text-align="justify" style:justify-single-word="false"/>
      <style:text-properties fo:color="#000000" style:font-name="Liberation Serif" fo:font-size="12pt" officeooo:rsid="0007af50" officeooo:paragraph-rsid="003b54db" style:font-size-asian="12pt" style:font-size-complex="12pt"/>
    </style:style>
    <style:style style:name="P25" style:family="paragraph" style:parent-style-name="Preformatted_20_Text">
      <loext:graphic-properties draw:fill="solid" draw:fill-color="#ffffff" draw:opacity="100%"/>
      <style:paragraph-properties fo:text-align="justify" style:justify-single-word="false" fo:background-color="#ffffff" fo:padding="0in" fo:border="none"/>
      <style:text-properties fo:color="#000000" style:font-name="Liberation Serif" fo:font-size="12pt" officeooo:paragraph-rsid="003b54db" style:font-size-asian="12pt" style:font-size-complex="12pt"/>
    </style:style>
    <style:style style:name="P26" style:family="paragraph" style:parent-style-name="Standard" style:list-style-name="L1">
      <style:paragraph-properties fo:text-align="justify" style:justify-single-word="false"/>
      <style:text-properties style:font-name="Liberation Serif" fo:font-size="12pt" officeooo:rsid="001988b9" officeooo:paragraph-rsid="001988b9" style:font-size-asian="12pt" style:font-size-complex="12pt"/>
    </style:style>
    <style:style style:name="P27" style:family="paragraph" style:parent-style-name="Standard" style:list-style-name="L1">
      <style:paragraph-properties fo:text-align="justify" style:justify-single-word="false"/>
      <style:text-properties style:font-name="Liberation Serif" fo:font-size="12pt" officeooo:rsid="0020db22" officeooo:paragraph-rsid="0020db22" style:font-size-asian="12pt" style:font-size-complex="12pt"/>
    </style:style>
    <style:style style:name="P28" style:family="paragraph" style:parent-style-name="Standard" style:list-style-name="L1">
      <style:paragraph-properties fo:text-align="justify" style:justify-single-word="false"/>
      <style:text-properties style:font-name="Liberation Serif" fo:font-size="12pt" officeooo:rsid="0028c831" officeooo:paragraph-rsid="0028c831" style:font-size-asian="12pt" style:font-size-complex="12pt"/>
    </style:style>
    <style:style style:name="P29" style:family="paragraph" style:parent-style-name="Standard" style:list-style-name="L1">
      <style:paragraph-properties fo:text-align="justify" style:justify-single-word="false"/>
      <style:text-properties style:font-name="Liberation Serif" fo:font-size="12pt" officeooo:rsid="003016cf" officeooo:paragraph-rsid="003016cf" style:font-size-asian="12pt" style:font-size-complex="12pt"/>
    </style:style>
    <style:style style:name="P30" style:family="paragraph" style:parent-style-name="Standard" style:list-style-name="L1">
      <style:paragraph-properties fo:text-align="justify" style:justify-single-word="false"/>
      <style:text-properties style:font-name="Liberation Serif" fo:font-size="12pt" officeooo:rsid="002befd9" officeooo:paragraph-rsid="002befd9" style:font-size-asian="12pt" style:font-size-complex="12pt"/>
    </style:style>
    <style:style style:name="P31" style:family="paragraph" style:parent-style-name="Standard" style:list-style-name="L1">
      <style:paragraph-properties fo:text-align="justify" style:justify-single-word="false"/>
      <style:text-properties style:font-name="Liberation Serif" fo:font-size="12pt" officeooo:rsid="001b6576" officeooo:paragraph-rsid="001b6576" style:font-size-asian="12pt" style:font-size-complex="12pt"/>
    </style:style>
    <style:style style:name="P32" style:family="paragraph" style:parent-style-name="Standard">
      <style:paragraph-properties fo:text-align="justify" style:justify-single-word="false"/>
      <style:text-properties style:font-name="Liberation Serif" fo:font-size="12pt" officeooo:rsid="000cc32c" officeooo:paragraph-rsid="0034a444" style:font-size-asian="12pt" style:font-size-complex="12pt"/>
    </style:style>
    <style:style style:name="P33" style:family="paragraph" style:parent-style-name="Standard" style:list-style-name="L1">
      <style:paragraph-properties fo:text-align="justify" style:justify-single-word="false"/>
      <style:text-properties style:font-name="Liberation Serif" fo:font-size="12pt" officeooo:paragraph-rsid="001b6576" style:font-size-asian="12pt" style:font-size-complex="12pt"/>
    </style:style>
    <style:style style:name="P34" style:family="paragraph" style:parent-style-name="Standard" style:list-style-name="L1">
      <style:paragraph-properties fo:text-align="justify" style:justify-single-word="false"/>
      <style:text-properties style:font-name="Liberation Serif" fo:font-size="12pt" fo:font-weight="normal" officeooo:rsid="001fb2c4" officeooo:paragraph-rsid="003c2fad" style:font-size-asian="12pt" style:font-weight-asian="normal" style:font-size-complex="12pt" style:font-weight-complex="normal"/>
    </style:style>
    <style:style style:name="P35" style:family="paragraph" style:parent-style-name="Standard" style:list-style-name="L1">
      <style:paragraph-properties fo:text-align="justify" style:justify-single-word="false"/>
      <style:text-properties officeooo:rsid="001d66cd" officeooo:paragraph-rsid="003dbd2c"/>
    </style:style>
    <style:style style:name="P36" style:family="paragraph" style:parent-style-name="Standard" style:list-style-name="L1">
      <style:paragraph-properties fo:text-align="justify" style:justify-single-word="false"/>
      <style:text-properties fo:color="#000000" style:font-name="Liberation Serif" fo:font-size="12pt" officeooo:rsid="001d66cd" officeooo:paragraph-rsid="003dbd2c" style:font-size-asian="12pt" style:font-size-complex="12pt"/>
    </style:style>
    <style:style style:name="P37" style:family="paragraph" style:parent-style-name="Standard" style:list-style-name="L2">
      <style:paragraph-properties fo:text-align="justify" style:justify-single-word="false"/>
      <style:text-properties fo:font-variant="normal" fo:text-transform="none" fo:color="#222222" style:font-name="Liberation Serif" fo:font-size="12pt" fo:letter-spacing="normal" fo:font-style="normal" fo:font-weight="normal" officeooo:rsid="001eeabc" officeooo:paragraph-rsid="003dbd2c" style:font-size-asian="12pt" style:font-weight-asian="normal" style:font-size-complex="12pt" style:font-weight-complex="normal"/>
    </style:style>
    <style:style style:name="P38" style:family="paragraph" style:parent-style-name="Standard" style:list-style-name="L1">
      <style:paragraph-properties fo:text-align="justify" style:justify-single-word="false"/>
      <style:text-properties fo:font-variant="normal" fo:text-transform="none" fo:color="#666666" style:font-name="Liberation Serif" fo:font-size="12pt" fo:letter-spacing="normal" fo:font-style="normal" fo:font-weight="normal" officeooo:paragraph-rsid="002f4dbc" style:font-size-asian="12pt" style:font-size-complex="12pt"/>
    </style:style>
    <style:style style:name="P39" style:family="paragraph" style:parent-style-name="List_20_Paragraph" style:list-style-name="WWNum1">
      <style:paragraph-properties fo:text-align="justify" style:justify-single-word="false"/>
      <style:text-properties style:font-name="Liberation Serif" fo:font-size="12pt" officeooo:paragraph-rsid="00336f42" style:font-size-asian="12pt" style:font-size-complex="12pt"/>
    </style:style>
    <style:style style:name="P40" style:family="paragraph" style:parent-style-name="List_20_Paragraph" style:list-style-name="WWNum2">
      <style:paragraph-properties fo:text-align="justify" style:justify-single-word="false"/>
      <style:text-properties style:font-name="Liberation Serif" fo:font-size="12pt" officeooo:paragraph-rsid="00336f42" style:font-size-asian="12pt" style:font-size-complex="12pt"/>
    </style:style>
    <style:style style:name="P41" style:family="paragraph" style:parent-style-name="List_20_Paragraph" style:list-style-name="WWNum1">
      <style:paragraph-properties fo:text-align="justify" style:justify-single-word="false"/>
      <style:text-properties style:font-name="Liberation Serif" fo:font-size="12pt" officeooo:rsid="001b6576" officeooo:paragraph-rsid="00336f42" style:font-size-asian="12pt" style:font-size-complex="12pt"/>
    </style:style>
    <style:style style:name="T1" style:family="text">
      <style:text-properties officeooo:rsid="001b6576"/>
    </style:style>
    <style:style style:name="T2" style:family="text">
      <style:text-properties officeooo:rsid="001f0733"/>
    </style:style>
    <style:style style:name="T3" style:family="text">
      <style:text-properties officeooo:rsid="002591dc"/>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1e7f6c" style:font-size-asian="12pt" style:font-size-complex="12pt"/>
    </style:style>
    <style:style style:name="T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7" style:family="text">
      <style:text-properties fo:font-variant="normal" fo:text-transform="none" fo:color="#222222" fo:letter-spacing="normal" fo:font-style="normal"/>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1eeabc"/>
    </style:style>
    <style:style style:name="T11" style:family="text">
      <style:text-properties officeooo:rsid="0031dc6a"/>
    </style:style>
    <style:style style:name="T12" style:family="text">
      <style:text-properties officeooo:rsid="00086521"/>
    </style:style>
    <style:style style:name="T13" style:family="text">
      <style:text-properties officeooo:rsid="00090f92"/>
    </style:style>
    <style:style style:name="T14" style:family="text">
      <style:text-properties officeooo:rsid="002033c9"/>
    </style:style>
    <style:style style:name="T15" style:family="text">
      <style:text-properties officeooo:rsid="00091596"/>
    </style:style>
    <style:style style:name="T16" style:family="text">
      <style:text-properties officeooo:rsid="000b5bc4"/>
    </style:style>
    <style:style style:name="T17" style:family="text">
      <style:text-properties officeooo:rsid="000cc32c"/>
    </style:style>
    <style:style style:name="T18" style:family="text">
      <style:text-properties officeooo:rsid="00439cbd"/>
    </style:style>
    <style:style style:name="T19" style:family="text">
      <style:text-properties officeooo:rsid="00464df3"/>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 400 PROGRAMMING LANGUAGE DESIGN CAT 1</text:p>
      <text:p text:style-name="P2"/>
      <text:p text:style-name="P17">JAMES NGANGA NTHEI</text:p>
      <text:p text:style-name="P2"/>
      <text:p text:style-name="P2">EB1/<text:span text:style-name="T18">19832</text:span>/15</text:p>
      <text:p text:style-name="P2"/>
      <text:p text:style-name="P2"/>
      <text:list xml:id="list2661487996444015041" text:style-name="L1">
        <text:list-item>
          <text:p text:style-name="P26">Highlight the basic structure of a high level system</text:p>
          <text:list>
            <text:list-item>
              <text:p text:style-name="P34">Has Elementary data types and structures</text:p>
            </text:list-item>
            <text:list-item>
              <text:p text:style-name="P34">Storage management system</text:p>
            </text:list-item>
            <text:list-item>
              <text:p text:style-name="P34">Machine architecture independent</text:p>
            </text:list-item>
            <text:list-item>
              <text:p text:style-name="P34">Has <text:span text:style-name="T14">sequ</text:span>ence and data control mechanisms</text:p>
            </text:list-item>
          </text:list>
          <text:p text:style-name="P26"/>
        </text:list-item>
        <text:list-item>
          <text:p text:style-name="P26">Explain the meaning of Unified type system and give examples of languages that support it.</text:p>
          <text:p text:style-name="P35"><text:span text:style-name="T4">This is a concept for computer language types where a </text:span><text:span text:style-name="T5">primitive type</text:span><text:span text:style-name="T6"> </text:span><text:span text:style-name="T4">can support </text:span><text:span text:style-name="T5">methods</text:span><text:span text:style-name="T6"> </text:span><text:span text:style-name="T4">and </text:span><text:a xlink:type="simple" xlink:href="https://en.wiktionary.org/wiki/encapsulation" text:style-name="Internet_20_link" text:visited-style-name="Visited_20_Internet_20_Link"><text:span text:style-name="T6">encapsulation</text:span></text:a><text:span text:style-name="T4">, but only reference types support </text:span><text:span text:style-name="T5">virtual methods</text:span><text:span text:style-name="T6"> </text:span><text:span text:style-name="T4">and specialization. </text:span></text:p>
          <text:p text:style-name="P36"><text:span text:style-name="T9">Sample languages include </text:span><text:span text:style-name="T10">perl 6 and</text:span><text:span text:style-name="T9"> c#</text:span></text:p>
          <text:p text:style-name="P26"/>
        </text:list-item>
        <text:list-item>
          <text:p text:style-name="P26">Which method begins the execution of application in high level languages? Give an example of its full declarations in any of your desired language.</text:p>
        </text:list-item>
      </text:list>
      <text:list xml:id="list3314655639600865279" text:style-name="L2">
        <text:list-header>
          <text:p text:style-name="P37">For java the assigned entry point is the main method</text:p>
          <text:p text:style-name="P37"/>
        </text:list-header>
      </text:list>
      <text:p text:style-name="P18"><text:span text:style-name="T7"><text:tab/></text:span><text:span text:style-name="T8">public class JavaProgram {</text:span></text:p>
      <text:p text:style-name="P1"/>
      <text:p text:style-name="P1"><text:s text:c="2"/><text:tab/><text:tab/> public static void main(String []args) {</text:p>
      <text:p text:style-name="P1"><text:s text:c="6"/><text:tab/><text:tab/><text:tab/>System.out.println("Hello World"); // prints Hello World</text:p>
      <text:p text:style-name="P1"><text:tab/> <text:s text:c="2"/><text:tab/><text:tab/>}</text:p>
      <text:p text:style-name="P1"><text:tab/>}</text:p>
      <text:list xml:id="list90333821379315" text:continue-list="list2661487996444015041" text:style-name="L1">
        <text:list-header>
          <text:p text:style-name="P26"/>
        </text:list-header>
        <text:list-item>
          <text:p text:style-name="P26"><text:span text:style-name="T1">Differentiate</text:span> between method overriding and method overloading.</text:p>
        </text:list-item>
      </text:list>
      <text:p text:style-name="P5"><text:tab/><text:tab/>Overloading occurs when two or more methods in one class have the same method name <text:tab/><text:tab/>but different parameters. Overriding means having two methods with the same method <text:tab/><text:tab/><text:tab/>name and parameters. <text:span text:style-name="T12">Overloading happens at compile-time while overriding happens at <text:tab/><text:tab/>run-time.</text:span></text:p>
      <text:list xml:id="list90332458421151" text:continue-numbering="true" text:style-name="L1">
        <text:list-header>
          <text:p text:style-name="P26"/>
        </text:list-header>
        <text:list-item>
          <text:p text:style-name="P26">What are constructors? Give an example, show why they are useful in java programming.</text:p>
        </text:list-item>
      </text:list>
      <text:p text:style-name="P6">Constructor <text:span text:style-name="T12">in java is a block of code similar to a method that is called when an instance of an object is created. Constructor are special in the sense that they have the same name as the class the are part of. They are also special in a sense that they are called by JVM automatically when you create an object.</text:span></text:p>
      <text:p text:style-name="P6"/>
      <text:p text:style-name="P24">class OrderProcessor{</text:p>
      <text:p text:style-name="P25"><text:s text:c="4"/>Database to;</text:p>
      <text:p text:style-name="P25"><text:s text:c="4"/>Queue from;</text:p>
      <text:p text:style-name="P25"><text:s text:c="4"/></text:p>
      <text:p text:style-name="P25"><text:s text:c="4"/>public OrderProcessor(Queue source, Database target){</text:p>
      <text:p text:style-name="P25"><text:s text:c="8"/>this.from = source;</text:p>
      <text:p text:style-name="P25"><text:s text:c="8"/>this.to = target;</text:p>
      <text:p text:style-name="P25"><text:s text:c="4"/>}</text:p>
      <text:p text:style-name="P25"><text:s text:c="4"/></text:p>
      <text:p text:style-name="P25"><text:s text:c="4"/>public void process(Message msg) {</text:p>
      <text:p text:style-name="P25"><text:s text:c="8"/>// read from Queue</text:p>
      <text:p text:style-name="P25"><text:soft-page-break/><text:s text:c="8"/>// put to database</text:p>
      <text:p text:style-name="P25"><text:s text:c="4"/>}</text:p>
      <text:p text:style-name="P25"><text:s text:c="4"/></text:p>
      <text:p text:style-name="P23">}</text:p>
      <text:p text:style-name="P22">This itself state importance of Constructor, it adds lot on readability and usability of class. When you create an object of OrderProcessor class e.g. new OrderProcessor(myQueue, myDatabase), JVM will call this constructor. If you don't add any constructor Java by default add a <text:span text:style-name="T13">default no argument constructor in your class.</text:span> Constructors also make it easy to test a class because fundamentally they follow Dependency Injection. </text:p>
      <text:list xml:id="list90334482040338" text:continue-numbering="true" text:style-name="L1">
        <text:list-header>
          <text:p text:style-name="P26"/>
        </text:list-header>
        <text:list-item>
          <text:p text:style-name="P26">What is the purpose of a method parameter. Explain.</text:p>
        </text:list-item>
      </text:list>
      <text:p text:style-name="P7">Parameter is a variable in a method definition. When a method is called, the arguments are the data you pass into the methods parameters. <text:span text:style-name="T15">Method parameters are values that are passed to methods to aid the method in carrying out its intended functionality.</text:span></text:p>
      <text:p text:style-name="P8">It ensures that any code in the method's body that uses the value of the argument would use the original value passed by the caller and not some different value that was assigned to it within the method body.</text:p>
      <text:list xml:id="list90334390794648" text:continue-numbering="true" text:style-name="L1">
        <text:list-header>
          <text:p text:style-name="P26"/>
        </text:list-header>
        <text:list-item>
          <text:p text:style-name="P26">Write a <text:span text:style-name="T1">Java</text:span> application that prints on separate lines, your name, your birthday,your hobbies and your favorite books. Label each piece of information in the output.</text:p>
        </text:list-item>
      </text:list>
      <text:p text:style-name="P3"/>
      <text:p text:style-name="P4"><text:tab/><text:tab/><text:span text:style-name="T2">Public class PersonalInfo{</text:span></text:p>
      <text:p text:style-name="P9"><text:tab/><text:tab/><text:tab/>public static void main(String args[]){</text:p>
      <text:p text:style-name="P4"><text:tab/><text:tab/><text:tab/><text:tab/><text:tab/><text:span text:style-name="T2">System.out.prinltn(“Name : Victor Nguli Joseph”);</text:span></text:p>
      <text:p text:style-name="P4"><text:tab/><text:tab/><text:tab/><text:tab/><text:tab/><text:span text:style-name="T2">System.out.println(“Birthday: 14, July 1998 ”);</text:span></text:p>
      <text:p text:style-name="P4"><text:tab/><text:tab/><text:tab/><text:tab/><text:tab/><text:span text:style-name="T2">System.out.println(“Hobbies : Video games , blah blah, blah blah”);</text:span></text:p>
      <text:p text:style-name="P4"><text:tab/><text:tab/><text:tab/><text:tab/><text:tab/><text:span text:style-name="T2">System.out.println(“Favourite Books : The Animal Farm, etc,etc”);<text:tab/><text:tab/></text:span></text:p>
      <text:p text:style-name="P9"><text:tab/><text:tab/><text:tab/><text:tab/>}<text:tab/><text:tab/><text:tab/></text:p>
      <text:p text:style-name="P9"><text:tab/><text:tab/>}</text:p>
      <text:p text:style-name="P3"/>
      <text:p text:style-name="P3"/>
      <text:list xml:id="list90334041535689" text:continue-numbering="true" text:style-name="L1">
        <text:list-item>
          <text:p text:style-name="P26">Differentiate between static binding from dynamic binding.</text:p>
          <text:p text:style-name="P27">Static binding occurs when <text:span text:style-name="T3">type of an object is determined at compile time while in dynamic binding the type of an object is determined at run time.</text:span></text:p>
          <text:p text:style-name="P27"/>
        </text:list-item>
        <text:list-item>
          <text:p text:style-name="P26">Use Java code to demonstrate the difference in Call-by-value versus call by reference.</text:p>
          <text:p text:style-name="P28">Call by value</text:p>
          <text:list>
            <text:list-header>
              <text:p text:style-name="P29">During function calls copies of values of original variables are passed and not the actual variables. </text:p>
              <text:p text:style-name="P30">Any change made in the parameter of the function will have no effect on the original arguments</text:p>
              <text:p text:style-name="P38"/>
            </text:list-header>
          </text:list>
        </text:list-item>
      </text:list>
      <text:p text:style-name="P10"><text:tab/> <text:s text:c="5"/>Call by reference – The reference to an argument is passed to the parameter. Any change in </text:p>
      <text:p text:style-name="P10"><text:tab/><text:tab/>the parameter affects the actual argument</text:p>
      <text:list xml:id="list90333201325633" text:continue-numbering="true" text:style-name="L1">
        <text:list-header>
          <text:p text:style-name="P26"/>
        </text:list-header>
        <text:list-item>
          <text:p text:style-name="P26">Explain Type checking and Type inference.</text:p>
          <text:p text:style-name="P26"/>
        </text:list-item>
      </text:list>
      <text:p text:style-name="P11"><text:tab/><text:tab/>Type checking is the process of verifying and enforcing the constraints of types, and it can <text:tab/><text:tab/>occur either at compile time (i.e. statically) or at runtime (i.e. dynamically).</text:p>
      <text:p text:style-name="P12"><text:soft-page-break/><text:tab/><text:tab/><text:span text:style-name="T19">Type Inference is the automatic process of detecting the data <text:s/>type of expressions in some programming languages.</text:span></text:p>
      <text:list xml:id="list90333156154687" text:continue-numbering="true" text:style-name="L1">
        <text:list-item>
          <text:p text:style-name="P31">With use of simple programs, differentiate Objects from classes in high level languages such as Java.</text:p>
        </text:list-item>
      </text:list>
      <text:p text:style-name="P13"><text:s text:c="8"/>Difference between Objects and Classes <text:span text:style-name="T11">u</text:span>sing Java:</text:p>
      <text:p text:style-name="P21">This is a class.<text:bookmark text:name="_GoBack"/></text:p>
      <text:p text:style-name="P20">public class Dog {</text:p>
      <text:p text:style-name="P20"><text:tab/>int size=0;</text:p>
      <text:p text:style-name="P20"><text:tab/>String name=””;</text:p>
      <text:p text:style-name="P20"><text:tab/>public Dog (String name, int size) {</text:p>
      <text:p text:style-name="P20"><text:tab/><text:tab/>this.name=name;</text:p>
      <text:p text:style-name="P20"><text:tab/><text:tab/>this.size=size;<text:tab/></text:p>
      <text:p text:style-name="P20"><text:tab/>}</text:p>
      <text:p text:style-name="P20">}</text:p>
      <text:p text:style-name="P21"/>
      <text:p text:style-name="P21">Objects is an instance of a Class</text:p>
      <text:p text:style-name="P20">Dog germanshephard=new Dog();</text:p>
      <text:p text:style-name="P19">Dog bullbog=new Dog();</text:p>
      <text:list xml:id="list90332806641452" text:continue-numbering="true" text:style-name="L1">
        <text:list-header>
          <text:p text:style-name="P31"/>
        </text:list-header>
        <text:list-item>
          <text:p text:style-name="P31">Name and discuss a programming language of your choice, specify the programming paradigm it belongs to, evaluate it critically using the dimensions and criteria we presented and discussed in class.</text:p>
        </text:list-item>
      </text:list>
      <text:p text:style-name="P14"><text:span text:style-name="T16"><text:tab/> <text:s text:c="4"/>Java </text:span><text:s/>is a general-purpose <text:span text:style-name="T17">computing programming language</text:span> that is <text:span text:style-name="T17">concurrent, class <text:tab/><text:tab/><text:tab/>based, <text:tab/>object-oriented </text:span>and specifically designed to have as few implementation <text:tab/><text:tab/><text:tab/><text:tab/>dependencies <text:tab/><text:tab/>as <text:tab/>possible.</text:p>
      <text:p text:style-name="P32"><text:tab/>It is a object oriented programming characterized by use of classes, objects and inheritance.</text:p>
      <text:list xml:id="list90334140707800" text:continue-numbering="true" text:style-name="L1">
        <text:list-header>
          <text:p text:style-name="P31"/>
        </text:list-header>
        <text:list-item>
          <text:p text:style-name="P33"><text:s/><text:span text:style-name="T1">Explain the meaning of static (i.e. compile-time) and dynamic (I.e run-time) type checking.</text:span></text:p>
        </text:list-item>
      </text:list>
      <text:p text:style-name="P15"/>
      <text:p text:style-name="P15"/>
      <text:list xml:id="list90332445862110" text:continue-numbering="true" text:style-name="L1">
        <text:list-header>
          <text:p text:style-name="P31">Compare the advantages and disadvantages of these two approaches to type checking from</text:p>
          <text:p text:style-name="P31"><text:s/>the point of view of the language designer, the language implementer and the programmer.</text:p>
        </text:list-header>
      </text:list>
      <text:p text:style-name="P12"/>
      <text:p text:style-name="P12"/>
      <text:p text:style-name="P12"/>
      <text:list xml:id="list90333350752628" text:continue-numbering="true" text:style-name="L1">
        <text:list-header>
          <text:p text:style-name="P31">Discuss the advantages and inconvenience of dynamically-typed variables.</text:p>
        </text:list-header>
      </text:list>
      <text:p text:style-name="P12"/>
      <text:p text:style-name="P16">A type system is a collection of rules that assign a property called type to various constructs in a computer program, such as variables, expressions, functions or modules, with the end goal of reducing the number of bugs by verifying that data is represented properly throughout a program.</text:p>
      <text:p text:style-name="P16"/>
      <text:p text:style-name="P16">A language is statically-typed if the type of a variable is known at compile time instead of at runtime.</text:p>
      <text:p text:style-name="P16">Dynamic type checking is the process of verifying the type safety of a program at runtime.</text:p>
      <text:p text:style-name="P16"/>
      <text:p text:style-name="P16">Static-type Checking:</text:p>
      <text:list xml:id="list442405495296173004" text:style-name="WWNum1">
        <text:list-item>
          <text:p text:style-name="P39">Ensures that the program is type-safe, meaning that the possibility of type errors is kept to a minimum. This is an advantage to the programmer and language implementer.</text:p>
        </text:list-item>
        <text:list-item>
          <text:p text:style-name="P39">Allows many type errors to be caught early in the development cycle. This is an advantage to the programmer</text:p>
        </text:list-item>
        <text:list-item>
          <text:p text:style-name="P39"><text:soft-page-break/>Compiled code quickly because when the compiler knows the exact data types that are in use. This is an advantage to the Language designer and implementer in aspects of code efficiency and performance.</text:p>
        </text:list-item>
        <text:list-item>
          <text:p text:style-name="P39">It eliminates the need to repeat type checks every time the program is executed. This is a very annoying habit the programmer.</text:p>
        </text:list-item>
        <text:list-item>
          <text:p text:style-name="P39">Makes it nearly impossible to manually raise a type error in your code. If the code block hardly gets called, the type-checker mostly find a situation to raise that type error and thus would prevent you from executing your program.</text:p>
        </text:list-item>
      </text:list>
      <text:p text:style-name="P16">Dynamic Type Checking: </text:p>
      <text:list xml:id="list7335624221486907641" text:style-name="WWNum2">
        <text:list-item>
          <text:p text:style-name="P40">Many useful features or properties are difficult and probably impossible to verify statically.</text:p>
        </text:list-item>
      </text:list>
      <text:list xml:id="list90334056193170" text:continue-list="list442405495296173004" text:style-name="WWNum1">
        <text:list-item>
          <text:p text:style-name="P39">Dynamic type checking frequently causes a program to fail at runtime due to type errors.</text:p>
        </text:list-item>
        <text:list-item>
          <text:p text:style-name="P39">DT type errors are more difficult to determine in dynamic type checking.</text:p>
        </text:list-item>
        <text:list-item>
          <text:p text:style-name="P41">Results in less optimized code than static type check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21:49:58.550609332</meta:creation-date>
    <dc:date>2018-12-03T09:03:32.135985634</dc:date>
    <meta:editing-duration>PT6H6M37S</meta:editing-duration>
    <meta:editing-cycles>28</meta:editing-cycles>
    <meta:generator>LibreOffice/5.1.6.2$Linux_X86_64 LibreOffice_project/10m0$Build-2</meta:generator>
    <meta:document-statistic meta:table-count="0" meta:image-count="0" meta:object-count="0" meta:page-count="4" meta:paragraph-count="96" meta:word-count="1146" meta:character-count="7270" meta:non-whitespace-character-count="6048"/>
  </office:meta>
</office:document-meta>
</file>